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5-07-09 16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256" calcext:value-type="float">
            <text:p>204.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5-04-16 16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9464" calcext:value-type="float">
            <text:p>204.49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5-01-14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28064" calcext:value-type="float">
            <text:p>204.7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4-10-09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9324" calcext:value-type="float">
            <text:p>204.9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4-07-22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85976" calcext:value-type="float">
            <text:p>204.78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4-04-18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00048" calcext:value-type="float">
            <text:p>204.60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4-01-17 22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18336" calcext:value-type="float">
            <text:p>204.61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3-10-12 23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5.106016" calcext:value-type="float">
            <text:p>205.10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3-07-25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929232" calcext:value-type="float">
            <text:p>204.9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3-04-27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706728" calcext:value-type="float">
            <text:p>204.70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3-01-24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54912" calcext:value-type="float">
            <text:p>204.65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2-10-05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85608" calcext:value-type="float">
            <text:p>204.8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2-07-07 18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23264" calcext:value-type="float">
            <text:p>204.42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2-04-25 14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3808" calcext:value-type="float">
            <text:p>204.20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2-01-13 18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9408" calcext:value-type="float">
            <text:p>204.0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1-10-05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208" calcext:value-type="float">
            <text:p>204.5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1-07-27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13536" calcext:value-type="float">
            <text:p>204.31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1-04-26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95376" calcext:value-type="float">
            <text:p>203.79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1-01-19 20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35" calcext:value-type="float">
            <text:p>203.8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0-10-19 17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64184" calcext:value-type="float">
            <text:p>204.1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0-07-29 21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23392" calcext:value-type="float">
            <text:p>203.92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0-04-06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15544" calcext:value-type="float">
            <text:p>203.61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20-01-09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2016" calcext:value-type="float">
            <text:p>203.5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9-10-08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14832" calcext:value-type="float">
            <text:p>204.01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9-07-16 19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03936" calcext:value-type="float">
            <text:p>203.7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9-04-15 18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2016" calcext:value-type="float">
            <text:p>203.58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9-01-29 22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9784" calcext:value-type="float">
            <text:p>203.6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8-10-10 18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7884" calcext:value-type="float">
            <text:p>204.0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8-07-17 1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1976" calcext:value-type="float">
            <text:p>203.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8-04-12 19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61848" calcext:value-type="float">
            <text:p>203.7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8-01-10 20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67944" calcext:value-type="float">
            <text:p>203.7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7-10-10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347064" calcext:value-type="float">
            <text:p>204.34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7-07-06 16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80008" calcext:value-type="float">
            <text:p>204.28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7-04-19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06856" calcext:value-type="float">
            <text:p>204.20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7-01-10 20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49528" calcext:value-type="float">
            <text:p>204.24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6-10-18 19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68844" calcext:value-type="float">
            <text:p>204.68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6-07-14 20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49032" calcext:value-type="float">
            <text:p>204.4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6-04-21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60552" calcext:value-type="float">
            <text:p>204.0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6-01-11 18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12952" calcext:value-type="float">
            <text:p>204.2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5-10-06 23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508608" calcext:value-type="float">
            <text:p>204.50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5-07-08 17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12368" calcext:value-type="float">
            <text:p>204.1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5-04-20 18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7192" calcext:value-type="float">
            <text:p>203.8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5-01-08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53872" calcext:value-type="float">
            <text:p>203.95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4-10-02 00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264768" calcext:value-type="float">
            <text:p>204.2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4-07-22 17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12368" calcext:value-type="float">
            <text:p>204.1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4-04-01 16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70992" calcext:value-type="float">
            <text:p>203.77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4-01-07 22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47192" calcext:value-type="float">
            <text:p>203.8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3-10-22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35584" calcext:value-type="float">
            <text:p>203.93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3-07-0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79552" calcext:value-type="float">
            <text:p>203.67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3-04-10 15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778" calcext:value-type="float">
            <text:p>203.3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3-01-03 21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6568" calcext:value-type="float">
            <text:p>203.4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2-10-15 16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62432" calcext:value-type="float">
            <text:p>203.86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2-07-17 17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8696" calcext:value-type="float">
            <text:p>203.6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2-04-19 21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65608" calcext:value-type="float">
            <text:p>203.36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2-01-09 21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44856" calcext:value-type="float">
            <text:p>203.44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1-10-12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66064" calcext:value-type="float">
            <text:p>203.96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1-07-18 23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9448" calcext:value-type="float">
            <text:p>203.6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1-04-21 19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1328" calcext:value-type="float">
            <text:p>203.4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1-01-18 21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27152" calcext:value-type="float">
            <text:p>203.5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0-10-05 21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5692" calcext:value-type="float">
            <text:p>203.95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0-07-12 21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8112" calcext:value-type="float">
            <text:p>203.58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0-04-07 20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4376" calcext:value-type="float">
            <text:p>203.4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10-01-05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0304" calcext:value-type="float">
            <text:p>203.6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9-10-14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710032" calcext:value-type="float">
            <text:p>203.71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9-07-13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53288" calcext:value-type="float">
            <text:p>203.8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9-04-01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302" calcext:value-type="float">
            <text:p>203.53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9-01-08 19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826" calcext:value-type="float">
            <text:p>203.68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8-11-12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045312" calcext:value-type="float">
            <text:p>204.0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8-10-01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4.142848" calcext:value-type="float">
            <text:p>204.1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8-07-08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25856" calcext:value-type="float">
            <text:p>203.82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8-04-23 19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32664" calcext:value-type="float">
            <text:p>203.43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8-01-07 18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96088" calcext:value-type="float">
            <text:p>203.3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7-09-26 17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72872" calcext:value-type="float">
            <text:p>203.57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7-07-18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02768" calcext:value-type="float">
            <text:p>203.5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7-04-24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600304" calcext:value-type="float">
            <text:p>203.60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7-01-09 16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20472" calcext:value-type="float">
            <text:p>203.4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6-10-10 19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69112" calcext:value-type="float">
            <text:p>203.96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6-07-1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02056" calcext:value-type="float">
            <text:p>203.90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6-05-08 16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60096" calcext:value-type="float">
            <text:p>203.4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6-01-09 17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24104" calcext:value-type="float">
            <text:p>203.5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5-10-05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929488" calcext:value-type="float">
            <text:p>203.92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5-07-1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886816" calcext:value-type="float">
            <text:p>203.8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5-04-25 16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313792" calcext:value-type="float">
            <text:p>203.3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5-01-0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268072" calcext:value-type="float">
            <text:p>203.2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4-09-30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585064" calcext:value-type="float">
            <text:p>203.58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4-07-12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414376" calcext:value-type="float">
            <text:p>203.4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4-04-21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124816" calcext:value-type="float">
            <text:p>203.12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4-01-06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987656" calcext:value-type="float">
            <text:p>202.9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3-10-08 20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3.045568" calcext:value-type="float">
            <text:p>203.0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3-07-03 17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652376" calcext:value-type="float">
            <text:p>202.6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3-04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332336" calcext:value-type="float">
            <text:p>202.3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3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07368" calcext:value-type="float">
            <text:p>202.2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2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243944" calcext:value-type="float">
            <text:p>202.24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2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2.085448" calcext:value-type="float">
            <text:p>202.08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2-04-11 20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756" calcext:value-type="float">
            <text:p>201.45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2-01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1736" calcext:value-type="float">
            <text:p>201.34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1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78312" calcext:value-type="float">
            <text:p>201.37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25328" calcext:value-type="float">
            <text:p>201.1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4224" calcext:value-type="float">
            <text:p>200.67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1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8608" calcext:value-type="float">
            <text:p>200.6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0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57688" calcext:value-type="float">
            <text:p>200.9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984" calcext:value-type="float">
            <text:p>200.6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0-04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7552" calcext:value-type="float">
            <text:p>200.3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2000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3224" calcext:value-type="float">
            <text:p>200.29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9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32136" calcext:value-type="float">
            <text:p>200.7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9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9-04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0488" calcext:value-type="float">
            <text:p>200.50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8-10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4796" calcext:value-type="float">
            <text:p>200.8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98608" calcext:value-type="float">
            <text:p>200.69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8-04-14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3536" calcext:value-type="float">
            <text:p>200.50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8-01-15 18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37648" calcext:value-type="float">
            <text:p>200.63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7-10-16 15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1748" calcext:value-type="float">
            <text:p>200.81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7-07-01 15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43032" calcext:value-type="float">
            <text:p>201.04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7-04-08 22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33304" calcext:value-type="float">
            <text:p>200.93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7-01-21 20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03992" calcext:value-type="float">
            <text:p>201.10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6-10-17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6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11256" calcext:value-type="float">
            <text:p>201.31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6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161904" calcext:value-type="float">
            <text:p>201.16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6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29544" calcext:value-type="float">
            <text:p>201.32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44072" calcext:value-type="float">
            <text:p>201.74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5-07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6236" calcext:value-type="float">
            <text:p>201.76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5-04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15472" calcext:value-type="float">
            <text:p>201.51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5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454512" calcext:value-type="float">
            <text:p>201.45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4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53216" calcext:value-type="float">
            <text:p>201.7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4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67092" calcext:value-type="float">
            <text:p>201.67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41152" calcext:value-type="float">
            <text:p>201.2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4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38688" calcext:value-type="float">
            <text:p>201.33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3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71664" calcext:value-type="float">
            <text:p>201.7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3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555096" calcext:value-type="float">
            <text:p>201.55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3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8136" calcext:value-type="float">
            <text:p>201.3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3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296016" calcext:value-type="float">
            <text:p>201.2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2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344784" calcext:value-type="float">
            <text:p>201.34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2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6132" calcext:value-type="float">
            <text:p>201.06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2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58984" calcext:value-type="float">
            <text:p>200.65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2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5456" calcext:value-type="float">
            <text:p>200.62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35768" calcext:value-type="float">
            <text:p>200.83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504" calcext:value-type="float">
            <text:p>200.3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8736" calcext:value-type="float">
            <text:p>200.19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8152" calcext:value-type="float">
            <text:p>200.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1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6216" calcext:value-type="float">
            <text:p>200.1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648" calcext:value-type="float">
            <text:p>200.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6028" calcext:value-type="float">
            <text:p>200.36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6" calcext:value-type="float">
            <text:p>200.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456" calcext:value-type="float">
            <text:p>200.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5752" calcext:value-type="float">
            <text:p>199.94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9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2704" calcext:value-type="float">
            <text:p>199.9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6648" calcext:value-type="float">
            <text:p>200.2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9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2432" calcext:value-type="float">
            <text:p>200.05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9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3352" calcext:value-type="float">
            <text:p>199.7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9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592" calcext:value-type="float">
            <text:p>199.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8-1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5168" calcext:value-type="float">
            <text:p>199.84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8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41536" calcext:value-type="float">
            <text:p>199.7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8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4816" calcext:value-type="float">
            <text:p>199.3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7-11-05 22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492" calcext:value-type="float">
            <text:p>199.3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7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9304" calcext:value-type="float">
            <text:p>199.4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7-05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6968" calcext:value-type="float">
            <text:p>199.0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0704" calcext:value-type="float">
            <text:p>199.1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6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7552" calcext:value-type="float">
            <text:p>199.1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6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3168" calcext:value-type="float">
            <text:p>199.0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8992" calcext:value-type="float">
            <text:p>199.1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0432" calcext:value-type="float">
            <text:p>199.2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1392" calcext:value-type="float">
            <text:p>199.3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2688" calcext:value-type="float">
            <text:p>199.0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772" calcext:value-type="float">
            <text:p>198.9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2104" calcext:value-type="float">
            <text:p>198.9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912" calcext:value-type="float">
            <text:p>198.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2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582" calcext:value-type="float">
            <text:p>198.9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5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3648" calcext:value-type="float">
            <text:p>199.1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5504" calcext:value-type="float">
            <text:p>199.4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0744" calcext:value-type="float">
            <text:p>199.5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03792" calcext:value-type="float">
            <text:p>199.50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4168" calcext:value-type="float">
            <text:p>199.4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1496" calcext:value-type="float">
            <text:p>199.4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0848" calcext:value-type="float">
            <text:p>199.5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4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6672" calcext:value-type="float">
            <text:p>199.6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75064" calcext:value-type="float">
            <text:p>199.7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9656" calcext:value-type="float">
            <text:p>199.9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01784" calcext:value-type="float">
            <text:p>200.20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6884" calcext:value-type="float">
            <text:p>200.26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32848" calcext:value-type="float">
            <text:p>200.33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7128" calcext:value-type="float">
            <text:p>200.28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3976" calcext:value-type="float">
            <text:p>200.2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408" calcext:value-type="float">
            <text:p>200.2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3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3648" calcext:value-type="float">
            <text:p>200.4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13848" calcext:value-type="float">
            <text:p>200.71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7176" calcext:value-type="float">
            <text:p>200.7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7844" calcext:value-type="float">
            <text:p>200.8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02824" calcext:value-type="float">
            <text:p>200.90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652" calcext:value-type="float">
            <text:p>200.75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68128" calcext:value-type="float">
            <text:p>200.66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0696" calcext:value-type="float">
            <text:p>200.64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85832" calcext:value-type="float">
            <text:p>200.58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2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49256" calcext:value-type="float">
            <text:p>200.54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1176" calcext:value-type="float">
            <text:p>200.67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20528" calcext:value-type="float">
            <text:p>200.82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1.018648" calcext:value-type="float">
            <text:p>201.0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945496" calcext:value-type="float">
            <text:p>200.94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62616" calcext:value-type="float">
            <text:p>200.76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9464" calcext:value-type="float">
            <text:p>200.68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744" calcext:value-type="float">
            <text:p>200.4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172" calcext:value-type="float">
            <text:p>200.4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45624" calcext:value-type="float">
            <text:p>200.44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1-02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2792" calcext:value-type="float">
            <text:p>200.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77272" calcext:value-type="float">
            <text:p>200.67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14432" calcext:value-type="float">
            <text:p>200.81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89368" calcext:value-type="float">
            <text:p>200.8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28504" calcext:value-type="float">
            <text:p>200.62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70592" calcext:value-type="float">
            <text:p>200.5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94392" calcext:value-type="float">
            <text:p>200.49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4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84664" calcext:value-type="float">
            <text:p>200.3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8088" calcext:value-type="float">
            <text:p>200.34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9076" calcext:value-type="float">
            <text:p>200.39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80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09632" calcext:value-type="float">
            <text:p>200.50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5352" calcext:value-type="float">
            <text:p>200.55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86416" calcext:value-type="float">
            <text:p>200.68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83952" calcext:value-type="float">
            <text:p>200.78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759568" calcext:value-type="float">
            <text:p>200.75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94976" calcext:value-type="float">
            <text:p>200.59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6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5172" calcext:value-type="float">
            <text:p>200.4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41992" calcext:value-type="float">
            <text:p>200.3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0552" calcext:value-type="float">
            <text:p>200.25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9264" calcext:value-type="float">
            <text:p>200.1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9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1512" calcext:value-type="float">
            <text:p>200.31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6" calcext:value-type="float">
            <text:p>200.4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13264" calcext:value-type="float">
            <text:p>200.61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646792" calcext:value-type="float">
            <text:p>200.64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552304" calcext:value-type="float">
            <text:p>200.55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57232" calcext:value-type="float">
            <text:p>200.35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312" calcext:value-type="float">
            <text:p>200.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308" calcext:value-type="float">
            <text:p>199.90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8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5736" calcext:value-type="float">
            <text:p>199.8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6984" calcext:value-type="float">
            <text:p>199.8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2704" calcext:value-type="float">
            <text:p>199.9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9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9552" calcext:value-type="float">
            <text:p>199.8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6152" calcext:value-type="float">
            <text:p>199.3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1184" calcext:value-type="float">
            <text:p>199.2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7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5568" calcext:value-type="float">
            <text:p>199.23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9408" calcext:value-type="float">
            <text:p>199.4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0368" calcext:value-type="float">
            <text:p>199.5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3" calcext:value-type="float">
            <text:p>199.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9536" calcext:value-type="float">
            <text:p>198.9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10016" calcext:value-type="float">
            <text:p>199.0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6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1288" calcext:value-type="float">
            <text:p>199.2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4816" calcext:value-type="float">
            <text:p>199.3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1456" calcext:value-type="float">
            <text:p>199.1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9056" calcext:value-type="float">
            <text:p>198.9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1248" calcext:value-type="float">
            <text:p>198.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5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49056" calcext:value-type="float">
            <text:p>198.9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2208" calcext:value-type="float">
            <text:p>199.0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2248" calcext:value-type="float">
            <text:p>199.3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7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108" calcext:value-type="float">
            <text:p>199.1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5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7824" calcext:value-type="float">
            <text:p>198.9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97824" calcext:value-type="float">
            <text:p>198.9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60664" calcext:value-type="float">
            <text:p>198.8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5904" calcext:value-type="float">
            <text:p>198.8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4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1144" calcext:value-type="float">
            <text:p>198.8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2584" calcext:value-type="float">
            <text:p>198.9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10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55736" calcext:value-type="float">
            <text:p>199.0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4504" calcext:value-type="float">
            <text:p>199.1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82584" calcext:value-type="float">
            <text:p>198.9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750936" calcext:value-type="float">
            <text:p>198.7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6448" calcext:value-type="float">
            <text:p>198.6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3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659496" calcext:value-type="float">
            <text:p>198.6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85048" calcext:value-type="float">
            <text:p>198.8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772" calcext:value-type="float">
            <text:p>198.9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8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06" calcext:value-type="float">
            <text:p>199.1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392" calcext:value-type="float">
            <text:p>199.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0288" calcext:value-type="float">
            <text:p>198.9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11896" calcext:value-type="float">
            <text:p>198.8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72856" calcext:value-type="float">
            <text:p>198.8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2-01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344" calcext:value-type="float">
            <text:p>198.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1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8616" calcext:value-type="float">
            <text:p>199.2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7008" calcext:value-type="float">
            <text:p>199.3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108" calcext:value-type="float">
            <text:p>199.1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6216" calcext:value-type="float">
            <text:p>199.0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1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1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6904" calcext:value-type="float">
            <text:p>199.2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112" calcext:value-type="float">
            <text:p>199.4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9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12936" calcext:value-type="float">
            <text:p>199.5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6736" calcext:value-type="float">
            <text:p>199.4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872" calcext:value-type="float">
            <text:p>199.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8032" calcext:value-type="float">
            <text:p>199.1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70-0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5464" calcext:value-type="float">
            <text:p>199.1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588" calcext:value-type="float">
            <text:p>199.4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76944" calcext:value-type="float">
            <text:p>199.5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25712" calcext:value-type="float">
            <text:p>199.6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8384" calcext:value-type="float">
            <text:p>199.6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4" calcext:value-type="float">
            <text:p>199.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3144" calcext:value-type="float">
            <text:p>199.6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6088" calcext:value-type="float">
            <text:p>199.5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9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3624" calcext:value-type="float">
            <text:p>199.68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6336" calcext:value-type="float">
            <text:p>200.0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2912" calcext:value-type="float">
            <text:p>200.08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7568" calcext:value-type="float">
            <text:p>199.9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0512" calcext:value-type="float">
            <text:p>199.9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0496" calcext:value-type="float">
            <text:p>199.7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544" calcext:value-type="float">
            <text:p>199.7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3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47048" calcext:value-type="float">
            <text:p>199.6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93352" calcext:value-type="float">
            <text:p>199.7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10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25" calcext:value-type="float">
            <text:p>200.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9008" calcext:value-type="float">
            <text:p>200.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7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0512" calcext:value-type="float">
            <text:p>199.9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5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9824" calcext:value-type="float">
            <text:p>199.7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448" calcext:value-type="float">
            <text:p>199.6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89136" calcext:value-type="float">
            <text:p>199.5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7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4272" calcext:value-type="float">
            <text:p>199.5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8972" calcext:value-type="float">
            <text:p>199.6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2872" calcext:value-type="float">
            <text:p>199.76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6404" calcext:value-type="float">
            <text:p>199.96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9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1832" calcext:value-type="float">
            <text:p>199.9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6592" calcext:value-type="float">
            <text:p>199.7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7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71432" calcext:value-type="float">
            <text:p>199.6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43416" calcext:value-type="float">
            <text:p>199.5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3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0264" calcext:value-type="float">
            <text:p>199.4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31224" calcext:value-type="float">
            <text:p>199.5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5924" calcext:value-type="float">
            <text:p>199.6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54312" calcext:value-type="float">
            <text:p>199.8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0616" calcext:value-type="float">
            <text:p>200.00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7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3768" calcext:value-type="float">
            <text:p>200.07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9864" calcext:value-type="float">
            <text:p>200.07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6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2704" calcext:value-type="float">
            <text:p>199.9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63456" calcext:value-type="float">
            <text:p>199.8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5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30512" calcext:value-type="float">
            <text:p>199.9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6232" calcext:value-type="float">
            <text:p>199.9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168" calcext:value-type="float">
            <text:p>200.1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6272" calcext:value-type="float">
            <text:p>200.2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9048" calcext:value-type="float">
            <text:p>200.4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402952" calcext:value-type="float">
            <text:p>200.40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3704" calcext:value-type="float">
            <text:p>200.3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34728" calcext:value-type="float">
            <text:p>200.13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1644" calcext:value-type="float">
            <text:p>200.1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98152" calcext:value-type="float">
            <text:p>200.09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0072" calcext:value-type="float">
            <text:p>200.22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9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96272" calcext:value-type="float">
            <text:p>200.29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56648" calcext:value-type="float">
            <text:p>200.25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3976" calcext:value-type="float">
            <text:p>200.21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596" calcext:value-type="float">
            <text:p>200.08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7568" calcext:value-type="float">
            <text:p>199.9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93936" calcext:value-type="float">
            <text:p>199.89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2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3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688" calcext:value-type="float">
            <text:p>199.8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28048" calcext:value-type="float">
            <text:p>200.02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10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17024" calcext:value-type="float">
            <text:p>200.21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1456" calcext:value-type="float">
            <text:p>200.3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323704" calcext:value-type="float">
            <text:p>200.32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81032" calcext:value-type="float">
            <text:p>200.28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7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22312" calcext:value-type="float">
            <text:p>200.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89008" calcext:value-type="float">
            <text:p>200.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26" calcext:value-type="float">
            <text:p>199.87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2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7944" calcext:value-type="float">
            <text:p>199.9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54896" calcext:value-type="float">
            <text:p>199.9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7192" calcext:value-type="float">
            <text:p>200.03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22536" calcext:value-type="float">
            <text:p>200.12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8904" calcext:value-type="float">
            <text:p>200.0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3664" calcext:value-type="float">
            <text:p>200.00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976" calcext:value-type="float">
            <text:p>200.0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7568" calcext:value-type="float">
            <text:p>199.9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3184" calcext:value-type="float">
            <text:p>199.9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6336" calcext:value-type="float">
            <text:p>200.0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8424" calcext:value-type="float">
            <text:p>199.98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4144" calcext:value-type="float">
            <text:p>200.03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9452" calcext:value-type="float">
            <text:p>199.99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6816" calcext:value-type="float">
            <text:p>200.07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25" calcext:value-type="float">
            <text:p>200.02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024" calcext:value-type="float">
            <text:p>200.0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107296" calcext:value-type="float">
            <text:p>200.10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548" calcext:value-type="float">
            <text:p>200.0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7072" calcext:value-type="float">
            <text:p>200.0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85376" calcext:value-type="float">
            <text:p>199.98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9384" calcext:value-type="float">
            <text:p>200.0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9384" calcext:value-type="float">
            <text:p>200.04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46336" calcext:value-type="float">
            <text:p>200.04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5856" calcext:value-type="float">
            <text:p>200.01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31096" calcext:value-type="float">
            <text:p>200.03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5548" calcext:value-type="float">
            <text:p>200.05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2808" calcext:value-type="float">
            <text:p>200.0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18904" calcext:value-type="float">
            <text:p>200.0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0.006712" calcext:value-type="float">
            <text:p>200.0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76232" calcext:value-type="float">
            <text:p>199.97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7464" calcext:value-type="float">
            <text:p>199.92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21368" calcext:value-type="float">
            <text:p>199.9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00032" calcext:value-type="float">
            <text:p>199.9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8696" calcext:value-type="float">
            <text:p>199.8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75648" calcext:value-type="float">
            <text:p>199.8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4212" calcext:value-type="float">
            <text:p>199.84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17736" calcext:value-type="float">
            <text:p>199.8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38488" calcext:value-type="float">
            <text:p>199.73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29344" calcext:value-type="float">
            <text:p>199.7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17152" calcext:value-type="float">
            <text:p>199.7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5816" calcext:value-type="float">
            <text:p>199.6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68384" calcext:value-type="float">
            <text:p>199.66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60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9-10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75068" calcext:value-type="float">
            <text:p>199.7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4064" calcext:value-type="float">
            <text:p>199.3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9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58072" calcext:value-type="float">
            <text:p>199.4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8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95816" calcext:value-type="float">
            <text:p>199.69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8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23832" calcext:value-type="float">
            <text:p>199.8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8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31808" calcext:value-type="float">
            <text:p>199.6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8-0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5232" calcext:value-type="float">
            <text:p>199.5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7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7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610472" calcext:value-type="float">
            <text:p>199.6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6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881744" calcext:value-type="float">
            <text:p>199.8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6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9488" calcext:value-type="float">
            <text:p>199.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6-04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9828" calcext:value-type="float">
            <text:p>199.5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6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8656" calcext:value-type="float">
            <text:p>199.5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5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6256" calcext:value-type="float">
            <text:p>199.4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5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55256" calcext:value-type="float">
            <text:p>199.5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5-05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5672" calcext:value-type="float">
            <text:p>199.3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9784" calcext:value-type="float">
            <text:p>199.4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4064" calcext:value-type="float">
            <text:p>199.3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7592" calcext:value-type="float">
            <text:p>199.4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6632" calcext:value-type="float">
            <text:p>199.3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8448" calcext:value-type="float">
            <text:p>199.4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588" calcext:value-type="float">
            <text:p>199.4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8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4168" calcext:value-type="float">
            <text:p>199.4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1496" calcext:value-type="float">
            <text:p>199.4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8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7968" calcext:value-type="float">
            <text:p>199.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2248" calcext:value-type="float">
            <text:p>199.3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1016" calcext:value-type="float">
            <text:p>199.3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8344" calcext:value-type="float">
            <text:p>199.3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1392" calcext:value-type="float">
            <text:p>199.35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5296" calcext:value-type="float">
            <text:p>199.3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1768" calcext:value-type="float">
            <text:p>199.3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0328" calcext:value-type="float">
            <text:p>199.2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3648" calcext:value-type="float">
            <text:p>199.1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0976" calcext:value-type="float">
            <text:p>199.07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8032" calcext:value-type="float">
            <text:p>199.1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4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2792" calcext:value-type="float">
            <text:p>199.1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4504" calcext:value-type="float">
            <text:p>199.1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3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6968" calcext:value-type="float">
            <text:p>199.0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7008" calcext:value-type="float">
            <text:p>199.3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4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9472" calcext:value-type="float">
            <text:p>199.2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2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44" calcext:value-type="float">
            <text:p>199.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74024" calcext:value-type="float">
            <text:p>199.07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964" calcext:value-type="float">
            <text:p>199.0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9744" calcext:value-type="float">
            <text:p>199.1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4984" calcext:value-type="float">
            <text:p>199.1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156" calcext:value-type="float">
            <text:p>199.1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1184" calcext:value-type="float">
            <text:p>199.2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4608" calcext:value-type="float">
            <text:p>199.1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9472" calcext:value-type="float">
            <text:p>199.2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9952" calcext:value-type="float">
            <text:p>199.2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1288" calcext:value-type="float">
            <text:p>199.2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1768" calcext:value-type="float">
            <text:p>199.3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9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0432" calcext:value-type="float">
            <text:p>199.29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872" calcext:value-type="float">
            <text:p>199.3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0912" calcext:value-type="float">
            <text:p>199.3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9576" calcext:value-type="float">
            <text:p>199.2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9576" calcext:value-type="float">
            <text:p>199.2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824" calcext:value-type="float">
            <text:p>199.2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9096" calcext:value-type="float">
            <text:p>199.2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5088" calcext:value-type="float">
            <text:p>199.2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8136" calcext:value-type="float">
            <text:p>199.2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4128" calcext:value-type="float">
            <text:p>199.14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4984" calcext:value-type="float">
            <text:p>199.1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584" calcext:value-type="float">
            <text:p>199.1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67928" calcext:value-type="float">
            <text:p>199.0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0496" calcext:value-type="float">
            <text:p>199.0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28304" calcext:value-type="float">
            <text:p>199.0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6592" calcext:value-type="float">
            <text:p>199.0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46592" calcext:value-type="float">
            <text:p>199.0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536" calcext:value-type="float">
            <text:p>199.0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37448" calcext:value-type="float">
            <text:p>199.0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6488" calcext:value-type="float">
            <text:p>198.9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7344" calcext:value-type="float">
            <text:p>198.9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4296" calcext:value-type="float">
            <text:p>198.9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09432" calcext:value-type="float">
            <text:p>198.9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76488" calcext:value-type="float">
            <text:p>198.9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8012" calcext:value-type="float">
            <text:p>199.0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0392" calcext:value-type="float">
            <text:p>199.0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67344" calcext:value-type="float">
            <text:p>198.9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39912" calcext:value-type="float">
            <text:p>198.9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89724" calcext:value-type="float">
            <text:p>198.8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3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92772" calcext:value-type="float">
            <text:p>198.9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16696" calcext:value-type="float">
            <text:p>199.1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7864" calcext:value-type="float">
            <text:p>199.3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3" calcext:value-type="float">
            <text:p>199.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1768" calcext:value-type="float">
            <text:p>199.3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3104" calcext:value-type="float">
            <text:p>199.3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444" calcext:value-type="float">
            <text:p>199.3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444" calcext:value-type="float">
            <text:p>199.3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968" calcext:value-type="float">
            <text:p>199.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2248" calcext:value-type="float">
            <text:p>199.3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7592" calcext:value-type="float">
            <text:p>199.4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4544" calcext:value-type="float">
            <text:p>199.4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7592" calcext:value-type="float">
            <text:p>199.4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1496" calcext:value-type="float">
            <text:p>199.4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4544" calcext:value-type="float">
            <text:p>199.4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0264" calcext:value-type="float">
            <text:p>199.4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5504" calcext:value-type="float">
            <text:p>199.4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636" calcext:value-type="float">
            <text:p>199.4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51976" calcext:value-type="float">
            <text:p>199.4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7864" calcext:value-type="float">
            <text:p>199.3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1872" calcext:value-type="float">
            <text:p>199.3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3104" calcext:value-type="float">
            <text:p>199.3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6152" calcext:value-type="float">
            <text:p>199.33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1288" calcext:value-type="float">
            <text:p>199.2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7864" calcext:value-type="float">
            <text:p>199.3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2-0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6424" calcext:value-type="float">
            <text:p>199.22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7384" calcext:value-type="float">
            <text:p>199.28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2248" calcext:value-type="float">
            <text:p>199.3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2248" calcext:value-type="float">
            <text:p>199.3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396" calcext:value-type="float">
            <text:p>199.3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0536" calcext:value-type="float">
            <text:p>199.3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54" calcext:value-type="float">
            <text:p>199.4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3208" calcext:value-type="float">
            <text:p>199.40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8552" calcext:value-type="float">
            <text:p>199.4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9408" calcext:value-type="float">
            <text:p>199.4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55024" calcext:value-type="float">
            <text:p>199.4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64168" calcext:value-type="float">
            <text:p>199.4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636" calcext:value-type="float">
            <text:p>199.4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2832" calcext:value-type="float">
            <text:p>199.4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4544" calcext:value-type="float">
            <text:p>199.4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3312" calcext:value-type="float">
            <text:p>199.4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3312" calcext:value-type="float">
            <text:p>199.4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2456" calcext:value-type="float">
            <text:p>199.4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8448" calcext:value-type="float">
            <text:p>199.4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58072" calcext:value-type="float">
            <text:p>199.4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8552" calcext:value-type="float">
            <text:p>199.4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88552" calcext:value-type="float">
            <text:p>199.4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73312" calcext:value-type="float">
            <text:p>199.4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8928" calcext:value-type="float">
            <text:p>199.4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9304" calcext:value-type="float">
            <text:p>199.4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9784" calcext:value-type="float">
            <text:p>199.4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3064" calcext:value-type="float">
            <text:p>199.4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12352" calcext:value-type="float">
            <text:p>199.4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21496" calcext:value-type="float">
            <text:p>199.4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6632" calcext:value-type="float">
            <text:p>199.36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3584" calcext:value-type="float">
            <text:p>199.3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7864" calcext:value-type="float">
            <text:p>199.3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4816" calcext:value-type="float">
            <text:p>199.3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1768" calcext:value-type="float">
            <text:p>199.3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2624" calcext:value-type="float">
            <text:p>199.3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3" calcext:value-type="float">
            <text:p>199.26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776" calcext:value-type="float">
            <text:p>199.2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05672" calcext:value-type="float">
            <text:p>199.30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4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41664" calcext:value-type="float">
            <text:p>199.24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5088" calcext:value-type="float">
            <text:p>199.20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204" calcext:value-type="float">
            <text:p>199.2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0328" calcext:value-type="float">
            <text:p>199.2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3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8408" calcext:value-type="float">
            <text:p>199.09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28888" calcext:value-type="float">
            <text:p>199.1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08136" calcext:value-type="float">
            <text:p>199.2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8512" calcext:value-type="float">
            <text:p>199.1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47176" calcext:value-type="float">
            <text:p>199.14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2896" calcext:value-type="float">
            <text:p>199.1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77656" calcext:value-type="float">
            <text:p>199.1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31936" calcext:value-type="float">
            <text:p>199.1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092312" calcext:value-type="float">
            <text:p>199.0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5632" calcext:value-type="float">
            <text:p>199.1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1-0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62416" calcext:value-type="float">
            <text:p>199.1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04504" calcext:value-type="float">
            <text:p>199.10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1728" calcext:value-type="float">
            <text:p>199.2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8344" calcext:value-type="float">
            <text:p>199.3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3252" calcext:value-type="float">
            <text:p>199.23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3856" calcext:value-type="float">
            <text:p>199.2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23376" calcext:value-type="float">
            <text:p>199.2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81288" calcext:value-type="float">
            <text:p>199.2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1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6048" calcext:value-type="float">
            <text:p>199.2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5192" calcext:value-type="float">
            <text:p>199.27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72144" calcext:value-type="float">
            <text:p>199.2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9576" calcext:value-type="float">
            <text:p>199.2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7488" calcext:value-type="float">
            <text:p>199.3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10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348" calcext:value-type="float">
            <text:p>199.2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17864" calcext:value-type="float">
            <text:p>199.31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7488" calcext:value-type="float">
            <text:p>199.35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392" calcext:value-type="float">
            <text:p>199.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45296" calcext:value-type="float">
            <text:p>199.3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3584" calcext:value-type="float">
            <text:p>199.3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8824" calcext:value-type="float">
            <text:p>199.3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87968" calcext:value-type="float">
            <text:p>199.3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016" calcext:value-type="float">
            <text:p>199.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016" calcext:value-type="float">
            <text:p>199.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4064" calcext:value-type="float">
            <text:p>199.3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016" calcext:value-type="float">
            <text:p>199.4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91016" calcext:value-type="float">
            <text:p>199.3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09304" calcext:value-type="float">
            <text:p>199.4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5444" calcext:value-type="float">
            <text:p>199.3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968" calcext:value-type="float">
            <text:p>199.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7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5776" calcext:value-type="float">
            <text:p>199.37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6968" calcext:value-type="float">
            <text:p>199.3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72728" calcext:value-type="float">
            <text:p>199.3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32396" calcext:value-type="float">
            <text:p>199.3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6048" calcext:value-type="float">
            <text:p>199.2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99576" calcext:value-type="float">
            <text:p>199.2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69096" calcext:value-type="float">
            <text:p>199.26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5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250808" calcext:value-type="float">
            <text:p>199.2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5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868" calcext:value-type="float">
            <text:p>199.1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448928" calcext:value-type="float">
            <text:p>199.4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9.192896" calcext:value-type="float">
            <text:p>199.1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8.45528" calcext:value-type="float">
            <text:p>198.4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320112432301</text:p>
          </table:table-cell>
          <table:table-cell office:value-type="string" calcext:value-type="string">
            <text:p>03N 32E 29DDC1 <text:s text:c="14"/>USGS 2</text:p>
          </table:table-cell>
          <table:table-cell office:value-type="string" calcext:value-type="string">
            <text:p>1950-01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6.9008" calcext:value-type="float">
            <text:p>196.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78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482" meta:object-count="0"/>
    <meta:user-defined meta:name="AppVersion">3.0</meta:user-defined>
  </office:meta>
</office:document-meta>
</file>